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34000000347063203237C3DBE4.jpg" manifest:media-type="image/jpeg"/>
  <manifest:file-entry manifest:full-path="Pictures/100002010000002E0000002EB0E090EE511B41A0.png" manifest:media-type="image/png"/>
  <manifest:file-entry manifest:full-path="Pictures/10000201000000E2000000842DF7A5DB26249D03.png" manifest:media-type="image/png"/>
  <manifest:file-entry manifest:full-path="Pictures/100000000000034A0000014A3EAA69956B7F5116.jpg" manifest:media-type="image/jpeg"/>
  <manifest:file-entry manifest:full-path="Pictures/1000000000000231000002206B382D63A8672EA2.jpg" manifest:media-type="image/jpeg"/>
  <manifest:file-entry manifest:full-path="Pictures/1000000000000113000000B7C65A3A6B49297971.png" manifest:media-type="image/png"/>
  <manifest:file-entry manifest:full-path="Pictures/100002010000023C0000009AABFFB2082F8BF6D1.png" manifest:media-type="image/png"/>
  <manifest:file-entry manifest:full-path="Pictures/10000000000001BB000001CE3B9319C41738CECE.jpg" manifest:media-type="image/jpeg"/>
  <manifest:file-entry manifest:full-path="Pictures/10000000000000420000002CB601E6D2CC1BF08A.jpg" manifest:media-type="image/jpeg"/>
  <manifest:file-entry manifest:full-path="Pictures/10000201000000D80000001E11CF9B93FEF71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4" style:family="graphic" style:parent-style-name="objectwithoutfill">
      <style:graphic-properties draw:marker-start="Arrowheads_20_1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heads_20_1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Only-outline1" style:list-style-name="L4">
      <style:graphic-properties draw:fill="solid" draw:fill-color="#ffffff" fo:min-height="6.378cm" draw:shadow="hidden"/>
    </style:style>
    <style:style style:name="pr6" style:family="presentation" style:parent-style-name="Title_20_Only-notes">
      <style:graphic-properties draw:fill-color="#ffffff" fo:min-height="13.365cm"/>
    </style:style>
    <style:style style:name="pr7" style:family="presentation" style:parent-style-name="Title_20_Only-title">
      <style:graphic-properties draw:auto-grow-height="true" fo:min-height="0.888cm"/>
    </style:style>
    <style:style style:name="pr8" style:family="presentation" style:parent-style-name="Title_20_Only-outline1">
      <style:graphic-properties fo:min-height="6.378cm"/>
    </style:style>
    <style:style style:name="pr9" style:family="presentation" style:parent-style-name="Title_20_Only-notes">
      <style:graphic-properties draw:fill-color="#ffffff" fo:min-height="13.364cm"/>
    </style:style>
    <style:style style:name="pr10" style:family="presentation" style:parent-style-name="Title_20_Only-title">
      <style:graphic-properties fo:min-height="0.888cm"/>
    </style:style>
    <style:style style:name="pr11" style:family="presentation" style:parent-style-name="Title_20_Only-subtitle">
      <style:graphic-properties draw:fill-color="#ffffff" fo:min-height="4.12cm"/>
    </style:style>
    <style:style style:name="pr12" style:family="presentation" style:parent-style-name="Address-notes">
      <style:graphic-properties draw:fill-color="#ffffff" fo:min-height="13.365cm"/>
    </style:style>
    <style:style style:name="pr13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color="#ffffff" fo:font-size="20p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text-align="start" style:font-independent-line-spacing="true"/>
      <style:text-properties fo:color="#3399ff"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color="#3399ff"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color="#000033" fo:font-size="18pt" style:font-size-asian="18pt" style:font-size-complex="18pt"/>
    </style:style>
    <style:style style:name="P11" style:family="paragraph">
      <style:text-properties fo:font-size="20pt"/>
    </style:style>
    <style:style style:name="P12" style:family="paragraph">
      <style:text-properties fo:color="#6699cc" fo:font-size="20pt" style:font-size-asian="20pt" style:font-size-complex="20pt"/>
    </style:style>
    <style:style style:name="P13" style:family="paragraph">
      <style:paragraph-properties fo:margin-top="0cm" fo:margin-bottom="0.101cm"/>
    </style:style>
    <style:style style:name="P14" style:family="paragraph">
      <style:paragraph-properties fo:margin-top="0.307cm" fo:margin-bottom="0.407cm"/>
    </style:style>
    <style:style style:name="P15" style:family="paragraph">
      <style:paragraph-properties fo:margin-top="0.307cm" fo:margin-bottom="0.407cm"/>
      <style:text-properties fo:font-size="18pt" style:font-size-asian="18pt" style:font-size-complex="18pt"/>
    </style:style>
    <style:style style:name="T1" style:family="text">
      <style:text-properties fo:color="#ffffff" fo:font-size="20pt"/>
    </style:style>
    <style:style style:name="T2" style:family="text">
      <style:text-properties fo:font-size="16pt"/>
    </style:style>
    <style:style style:name="T3" style:family="text">
      <style:text-properties fo:color="#3399ff" fo:font-size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99ff"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text-shadow="none" fo:font-weight="normal" style:font-size-asian="16pt" style:font-weight-asian="normal" style:font-size-complex="16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83caff" fo:font-size="20pt" fo:text-shadow="none" style:font-size-asian="20pt" style:font-size-complex="20pt"/>
    </style:style>
    <style:style style:name="T10" style:family="text">
      <style:text-properties fo:color="#ff6600" fo:font-size="18pt" style:font-size-asian="18pt" style:font-size-complex="18pt"/>
    </style:style>
    <style:style style:name="T11" style:family="text">
      <style:text-properties fo:color="#000000" fo:font-size="18pt" style:font-size-asian="18pt" style:font-size-complex="18pt"/>
    </style:style>
    <style:style style:name="T12" style:family="text">
      <style:text-properties fo:color="#ff6600"/>
    </style:style>
    <style:style style:name="T13" style:family="text">
      <style:text-properties fo:color="#000000"/>
    </style:style>
    <style:style style:name="T14" style:family="text">
      <style:text-properties fo:color="#6699cc" fo:font-size="20pt" style:font-size-asian="20pt" style:font-size-complex="20pt"/>
    </style:style>
    <style:style style:name="T15" style:family="text">
      <style:text-properties fo:color="#ff6600" fo:font-weight="bold" style:font-weight-asian="bold" style:font-weight-complex="bold"/>
    </style:style>
    <style:style style:name="T16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111111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111111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111111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111111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111111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111111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111111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111111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111111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111111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66fff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66ffff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66ff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66ff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66ff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66ff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66ff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66ff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66ff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66ffff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8" draw:id="id8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Make Utility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2"><text:s/>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Only" presentation:presentation-page-layout-name="AL2T1">
        <office:forms form:automatic-focus="false" form:apply-design-mode="false"/>
        <draw:frame draw:name="Title 1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Objective</text:span></text:p>
          </draw:text-box>
        </draw:frame>
        <draw:frame presentation:style-name="pr5" draw:text-style-name="P5" draw:layer="layout" svg:width="18.287cm" svg:height="6.628cm" svg:x="1.017cm" svg:y="3.574cm" presentation:class="outline" presentation:user-transformed="true">
          <draw:text-box>
            <text:list text:style-name="L3">
              <text:list-header>
                <text:p text:style-name="P1"><text:span text:style-name="T4">You will be able to... <text:s/></text:span></text:p>
              </text:list-header>
            </text:list>
            <text:list text:style-name="L2">
              <text:list-item>
                <text:list>
                  <text:list-item>
                    <text:p xml:id="id9" text:id="id9" text:style-name="P1"><text:span text:style-name="T4">Understand what is make utility</text:span></text:p>
                  </text:list-item>
                  <text:list-item>
                    <text:p xml:id="id10" text:id="id10" text:style-name="P1"><text:span text:style-name="T4">Understand how make process “Make file”</text:span></text:p>
                  </text:list-item>
                  <text:list-item>
                    <text:p xml:id="id11" text:id="id11" text:style-name="P1"><text:span text:style-name="T4">Use “Make Utility” in day to day programm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 xml:id="id12" draw:id="id12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p><text:span text:style-name="T5">Introduction to Make Utility</text:span></text:p>
          </draw:text-box>
        </draw:frame>
        <draw:frame presentation:style-name="pr8" draw:layer="layout" svg:width="18.287cm" svg:height="8.2cm" svg:x="1.016cm" svg:y="1.8cm" presentation:class="outline" presentation:user-transformed="true">
          <draw:text-box>
            <text:list text:style-name="L2">
              <text:list-item>
                <text:p xml:id="id13" text:id="id13">Make is a powerful tool that allows you to manage compilation of multiple modules into an executable.</text:p>
              </text:list-item>
              <text:list-item>
                <text:p xml:id="id14" text:id="id14">Make utility reads a specification file called “Makefile”, that describes how the modules of a s/w system depend on each other.</text:p>
              </text:list-item>
              <text:list-item>
                <text:p xml:id="id15" text:id="id15">Make utility uses the time stamps when various components were modified, in order to minimize the amount of recompilation.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 xml:id="id16" draw:id="id16">
        <office:forms form:automatic-focus="false" form:apply-design-mode="false"/>
        <draw:frame presentation:style-name="pr10" draw:text-style-name="P6" draw:layer="layout" svg:width="18.202cm" svg:height="0.888cm" svg:x="0.212cm" svg:y="0.169cm" presentation:class="title">
          <draw:text-box>
            <text:p><text:span text:style-name="T5">Naming Makefile</text:span></text:p>
          </draw:text-box>
        </draw:frame>
        <draw:frame presentation:style-name="pr8" draw:layer="layout" svg:width="18.287cm" svg:height="6.628cm" svg:x="1cm" svg:y="2.4cm" presentation:class="outline" presentation:user-transformed="true">
          <draw:text-box>
            <text:list text:style-name="L2">
              <text:list-item>
                <text:p xml:id="id17" text:id="id17"><text:span text:style-name="T6">GNUmakefile</text:span></text:p>
              </text:list-item>
              <text:list-item>
                <text:p xml:id="id18" text:id="id18"><text:span text:style-name="T6">Makefile </text:span></text:p>
              </text:list-item>
              <text:list-item>
                <text:p xml:id="id19" text:id="id19"><text:span text:style-name="T6">makefile</text:span></text:p>
              </text:list-item>
              <text:list-item>
                <text:p xml:id="id20" text:id="id20"><text:span text:style-name="T6">You can also name your make file whatever name </text:span></text:p>
                <text:p xml:id="id21" text:id="id21"><text:span text:style-name="T6">you like by passing the make file name as <text:s/>argument <text:s/></text:span></text:p>
                <text:list>
                  <text:list-header>
                    <text:p xml:id="id22" text:id="id22"><text:span text:style-name="T7">make <text:s/>-f <text:s text:c="2"/>“filename”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3T19" xml:id="id23" draw:id="id23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p><text:span text:style-name="T5">Structure or Rule of a Makefile </text:span></text:p>
          </draw:text-box>
        </draw:frame>
        <draw:custom-shape draw:style-name="gr2" draw:text-style-name="P7" xml:id="id24" draw:id="id24" draw:layer="layout" svg:width="17.6cm" svg:height="2.2cm" svg:x="1.36cm" svg:y="4.5cm">
          <svg:title>ff</svg:title>
          <text:p>target <text:s text:c="2"/>: <text:s text:c="2"/>dependency1 <text:s text:c="2"/>dependency2 ..... dependencyN</text:p>
          <text:p>&lt;tab&gt;<text:tab/> <text:s/>command</text:p>
          <draw:enhanced-geometry svg:viewBox="0 0 21600 21600" draw:type="rectangle" draw:enhanced-path="M 0 0 L 21600 0 21600 21600 0 21600 0 0 Z N"/>
        </draw:custom-shape>
        <draw:frame draw:style-name="gr3" draw:layer="layout" svg:width="10.3cm" svg:height="0.962cm" svg:x="0.3cm" svg:y="1.6cm">
          <draw:text-box>
            <text:p xml:id="id26" text:id="id26"><text:span text:style-name="T8">Name of program / executable to be build</text:span> <text:s/></text:p>
          </draw:text-box>
        </draw:frame>
        <draw:polyline draw:style-name="gr4" draw:text-style-name="P7" xml:id="id25" draw:id="id25" draw:layer="layout" svg:width="1.999cm" svg:height="2.437cm" svg:x="2.4cm" svg:y="2.562cm" svg:viewBox="0 0 2000 2438" draw:points="2000,0 0,2438">
          <text:p/>
        </draw:polyline>
        <draw:polyline draw:style-name="gr4" draw:text-style-name="P7" xml:id="id27" draw:id="id27" draw:layer="layout" svg:width="2.899cm" svg:height="1.395cm" svg:x="10.9cm" svg:y="3.506cm" svg:viewBox="0 0 2900 1396" draw:points="2900,0 0,1396">
          <text:p/>
        </draw:polyline>
        <draw:frame draw:style-name="gr5" draw:text-style-name="P8" draw:layer="layout" svg:width="10.8cm" svg:height="0.806cm" svg:x="8.6cm" svg:y="2.8cm">
          <draw:text-box>
            <text:p xml:id="id28" text:id="id28"><text:span text:style-name="T8">Name of the files on which the target depends</text:span></text:p>
          </draw:text-box>
        </draw:frame>
        <draw:polyline draw:style-name="gr4" draw:text-style-name="P7" xml:id="id29" draw:id="id29" draw:layer="layout" svg:width="3.599cm" svg:height="1.398cm" svg:x="5.6cm" svg:y="6.401cm" svg:viewBox="0 0 3600 1399" draw:points="3600,1399 0,0">
          <text:p/>
        </draw:polyline>
        <draw:frame draw:style-name="gr6" draw:text-style-name="P8" draw:layer="layout" svg:width="10.874cm" svg:height="0.806cm" svg:x="5.4cm" svg:y="7.7cm">
          <draw:text-box>
            <text:p xml:id="id30" text:id="id30"><text:span text:style-name="T8">Commands to create target from dependencies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3T19" xml:id="id31" draw:id="id31">
        <office:forms form:automatic-focus="false" form:apply-design-mode="false"/>
        <draw:frame presentation:style-name="pr10" draw:layer="layout" svg:width="18.202cm" svg:height="0.888cm" svg:x="0.212cm" svg:y="0.169cm" presentation:class="title" presentation:user-transformed="true">
          <draw:text-box>
            <text:p><text:span text:style-name="T9">How Make Process ?</text:span></text:p>
          </draw:text-box>
        </draw:frame>
        <draw:frame draw:style-name="gr5" draw:text-style-name="P8" xml:id="id1" draw:id="id1" draw:layer="layout" svg:width="2cm" svg:height="0.806cm" svg:x="12.1cm" svg:y="9.6cm">
          <draw:text-box>
            <text:p xml:id="id35" text:id="id35"><text:span text:style-name="T8">main.c</text:span></text:p>
          </draw:text-box>
        </draw:frame>
        <draw:frame draw:style-name="gr7" draw:text-style-name="P8" xml:id="id2" draw:id="id2" draw:layer="layout" svg:width="2.6cm" svg:height="0.806cm" svg:x="14.7cm" svg:y="9.6cm">
          <draw:text-box>
            <text:p xml:id="id36" text:id="id36"><text:span text:style-name="T8">header.h</text:span></text:p>
          </draw:text-box>
        </draw:frame>
        <draw:frame draw:style-name="gr5" draw:text-style-name="P8" draw:layer="layout" svg:width="2.6cm" svg:height="0.806cm" svg:x="17.7cm" svg:y="7.4cm">
          <draw:text-box>
            <text:p xml:id="id46" text:id="id46"><text:span text:style-name="T8">header.h</text:span></text:p>
          </draw:text-box>
        </draw:frame>
        <draw:frame draw:style-name="gr5" draw:text-style-name="P8" xml:id="id4" draw:id="id4" draw:layer="layout" svg:width="2.6cm" svg:height="0.806cm" svg:x="11.6cm" svg:y="7.4cm">
          <draw:text-box>
            <text:p xml:id="id41" text:id="id41"><text:span text:style-name="T8">header.h</text:span></text:p>
          </draw:text-box>
        </draw:frame>
        <draw:frame draw:style-name="gr5" draw:text-style-name="P8" xml:id="id5" draw:id="id5" draw:layer="layout" svg:width="1.3cm" svg:height="0.806cm" svg:x="15.7cm" svg:y="7.4cm">
          <draw:text-box>
            <text:p xml:id="id45" text:id="id45"><text:span text:style-name="T8">2.c</text:span></text:p>
          </draw:text-box>
        </draw:frame>
        <draw:frame draw:style-name="gr5" draw:text-style-name="P8" xml:id="id3" draw:id="id3" draw:layer="layout" svg:width="1.3cm" svg:height="0.806cm" svg:x="10cm" svg:y="7.4cm">
          <draw:text-box>
            <text:p xml:id="id40" text:id="id40"><text:span text:style-name="T8">1.c</text:span></text:p>
          </draw:text-box>
        </draw:frame>
        <draw:frame draw:style-name="gr5" draw:text-style-name="P8" xml:id="id6" draw:id="id6" draw:layer="layout" svg:width="1.3cm" svg:height="0.806cm" svg:x="11.1cm" svg:y="4.3cm">
          <draw:text-box>
            <text:p xml:id="id39" text:id="id39"><text:span text:style-name="T8">1.o</text:span></text:p>
          </draw:text-box>
        </draw:frame>
        <draw:frame draw:style-name="gr5" draw:text-style-name="P8" xml:id="id7" draw:id="id7" draw:layer="layout" svg:width="1.3cm" svg:height="0.806cm" svg:x="16.8cm" svg:y="4.3cm">
          <draw:text-box>
            <text:p xml:id="id44" text:id="id44"><text:span text:style-name="T8">2.o</text:span></text:p>
          </draw:text-box>
        </draw:frame>
        <draw:frame draw:style-name="gr5" draw:text-style-name="P8" draw:layer="layout" svg:width="2.3cm" svg:height="0.806cm" svg:x="13.6cm" svg:y="5.2cm">
          <draw:text-box>
            <text:p xml:id="id34" text:id="id34"><text:span text:style-name="T8">main.o</text:span></text:p>
          </draw:text-box>
        </draw:frame>
        <draw:frame draw:style-name="gr5" draw:text-style-name="P8" draw:layer="layout" svg:width="2.2cm" svg:height="0.806cm" svg:x="13.5cm" svg:y="1.7cm">
          <draw:text-box>
            <text:p xml:id="id33" text:id="id33"><text:span text:style-name="T8">myexe</text:span></text:p>
          </draw:text-box>
        </draw:frame>
        <draw:connector draw:style-name="gr8" draw:text-style-name="P7" xml:id="id37" draw:id="id37" draw:layer="layout" draw:line-skew="-0.5cm" svg:x1="13.1cm" svg:y1="9.6cm" svg:x2="16cm" svg:y2="9.6cm" draw:start-shape="id1" draw:start-glue-point="0" draw:end-shape="id2" draw:end-glue-point="0" svg:d="M13100 9600v-1000h2900v1000" svg:viewBox="0 0 2901 1001">
          <text:p/>
        </draw:connector>
        <draw:polyline draw:style-name="gr9" draw:text-style-name="P7" xml:id="id38" draw:id="id38" draw:layer="layout" svg:width="0cm" svg:height="2.593cm" svg:x="14.5cm" svg:y="6.006cm" svg:viewBox="0 0 0 2594" draw:points="0,2594 0,0">
          <text:p/>
        </draw:polyline>
        <draw:connector draw:style-name="gr8" draw:text-style-name="P7" xml:id="id42" draw:id="id42" draw:layer="layout" draw:line-skew="-0.3cm" svg:x1="10.65cm" svg:y1="7.4cm" svg:x2="12.9cm" svg:y2="7.4cm" draw:start-shape="id3" draw:start-glue-point="0" draw:end-shape="id4" draw:end-glue-point="0" svg:d="M10650 7400v-800h2250v800" svg:viewBox="0 0 2251 801">
          <text:p/>
        </draw:connector>
        <draw:connector draw:style-name="gr8" draw:text-style-name="P7" xml:id="id47" draw:id="id47" draw:layer="layout" draw:line-skew="-0.3cm" svg:x1="16.35cm" svg:y1="7.4cm" svg:x2="18.6cm" svg:y2="7.4cm" draw:start-shape="id5" draw:start-glue-point="0" svg:d="M16350 7400v-800h2250v800" svg:viewBox="0 0 2251 801">
          <text:p/>
        </draw:connector>
        <draw:polyline draw:style-name="gr9" draw:text-style-name="P7" xml:id="id50" draw:id="id50" draw:layer="layout" svg:width="0cm" svg:height="2.799cm" svg:x="14.5cm" svg:y="2.4cm" svg:viewBox="0 0 0 2800" draw:points="0,2800 0,0">
          <text:p/>
        </draw:polyline>
        <draw:polyline draw:style-name="gr9" draw:text-style-name="P7" xml:id="id48" draw:id="id48" draw:layer="layout" svg:width="0cm" svg:height="1.494cm" svg:x="17.4cm" svg:y="5.106cm" svg:viewBox="0 0 0 1495" draw:points="0,1495 0,0">
          <text:p/>
        </draw:polyline>
        <draw:connector draw:style-name="gr8" draw:text-style-name="P7" xml:id="id49" draw:id="id49" draw:layer="layout" draw:line-skew="-0.5cm" svg:x1="11.75cm" svg:y1="4.3cm" svg:x2="17.45cm" svg:y2="4.3cm" draw:start-shape="id6" draw:start-glue-point="0" draw:end-shape="id7" svg:d="M11750 4300v-1000h5700v1000" svg:viewBox="0 0 5701 1001">
          <text:p/>
        </draw:connector>
        <draw:polyline draw:style-name="gr9" draw:text-style-name="P7" xml:id="id43" draw:id="id43" draw:layer="layout" svg:width="0cm" svg:height="1.494cm" svg:x="11.7cm" svg:y="5.107cm" svg:viewBox="0 0 0 1495" draw:points="0,1495 0,0">
          <text:p/>
        </draw:polyline>
        <draw:frame draw:style-name="gr5" draw:text-style-name="P9" draw:layer="layout" svg:width="9cm" svg:height="7.236cm" svg:x="0.9cm" svg:y="2.5cm">
          <draw:text-box>
            <text:p><text:span text:style-name="T6">myexe : main.o</text:span><text:span text:style-name="T6"><text:tab/></text:span><text:span text:style-name="T6">1.o</text:span><text:span text:style-name="T6"><text:tab/></text:span><text:span text:style-name="T6">2.o</text:span></text:p>
            <text:p><text:span text:style-name="T6"><text:tab/></text:span><text:span text:style-name="T6">gcc -o myexe main.o 1.o 2.o</text:span></text:p>
            <text:p><text:span text:style-name="T6"/></text:p>
            <text:p><text:span text:style-name="T6">main.o : main.c</text:span><text:span text:style-name="T6"><text:tab/></text:span><text:span text:style-name="T6">header.h </text:span></text:p>
            <text:p><text:span text:style-name="T6"><text:tab/></text:span><text:span text:style-name="T6">gcc -c main.c header.h</text:span></text:p>
            <text:p><text:span text:style-name="T6"/></text:p>
            <text:p><text:span text:style-name="T6">1.o : 1.c</text:span><text:span text:style-name="T6"><text:tab/></text:span><text:span text:style-name="T6">header.h</text:span></text:p>
            <text:p><text:span text:style-name="T6"><text:tab/></text:span><text:span text:style-name="T6">gcc -c 1.c header.h</text:span></text:p>
            <text:p><text:span text:style-name="T6"/></text:p>
            <text:p><text:span text:style-name="T6">2.o : 2.c</text:span><text:span text:style-name="T6"><text:tab/></text:span><text:span text:style-name="T6">header.h</text:span></text:p>
            <text:p><text:span text:style-name="T6"><text:tab/></text:span><text:span text:style-name="T6">gcc -c 2.c header.h</text:span></text:p>
          </draw:text-box>
        </draw:frame>
        <draw:custom-shape draw:style-name="gr10" draw:text-style-name="P7" xml:id="id32" draw:id="id32" draw:layer="layout" svg:width="9.9cm" svg:height="8.8cm" svg:x="10.1cm" svg:y="1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7" smil:attributeName="visibility" smil:to="visible"/>
                  <anim:transitionFilter smil:dur="0.5s" smil:targetElement="id37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8" smil:attributeName="visibility" smil:to="visible"/>
                  <anim:transitionFilter smil:dur="0.5s" smil:targetElement="id38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42" smil:attributeName="visibility" smil:to="visible"/>
                  <anim:transitionFilter smil:dur="0.5s" smil:targetElement="id42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3" smil:attributeName="visibility" smil:to="visible"/>
                  <anim:transitionFilter smil:dur="0.5s" smil:targetElement="id43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47" smil:attributeName="visibility" smil:to="visible"/>
                  <anim:transitionFilter smil:dur="0.5s" smil:targetElement="id47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8" smil:attributeName="visibility" smil:to="visible"/>
                  <anim:transitionFilter smil:dur="0.5s" smil:targetElement="id48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49" smil:attributeName="visibility" smil:to="visible"/>
                  <anim:transitionFilter smil:dur="0.5s" smil:targetElement="id49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50" smil:attributeName="visibility" smil:to="visible"/>
                  <anim:transitionFilter smil:dur="0.5s" smil:targetElement="id50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 xml:id="id51" draw:id="id51">
        <office:forms form:automatic-focus="false" form:apply-design-mode="false"/>
        <draw:frame presentation:style-name="pr10" draw:text-style-name="P6" draw:layer="layout" svg:width="18.202cm" svg:height="0.888cm" svg:x="0.212cm" svg:y="0.169cm" presentation:class="title" presentation:user-transformed="true">
          <draw:text-box>
            <text:p><text:span text:style-name="T5">Macros or Variables in Makefile</text:span></text:p>
          </draw:text-box>
        </draw:frame>
        <draw:frame presentation:style-name="pr8" draw:text-style-name="P10" draw:layer="layout" svg:width="18.287cm" svg:height="6.628cm" svg:x="1.016cm" svg:y="2.67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xml:id="id52" text:id="id52"><text:span text:style-name="T10">MACRONAME = valu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xml:id="id53" text:id="id53"><text:span text:style-name="T11">We can access the macros as </text:span></text:p>
                <text:list>
                  <text:list-item>
                    <text:p xml:id="id54" text:id="id54"><text:span text:style-name="T10">$(MACRONAME)</text:span><text:span text:style-name="T11"> <text:s/>or <text:s text:c="2"/></text:span><text:span text:style-name="T10">${MACRONAME}</text:span></text:p>
                  </text:list-item>
                </text:list>
              </text:list-item>
              <text:list-item>
                <text:p xml:id="id55" text:id="id55"><text:span text:style-name="T11">We can also pass MACROS from command line shown below </text:span></text:p>
                <text:list>
                  <text:list-item>
                    <text:p xml:id="id56" text:id="id56"><text:span text:style-name="T10">make MACRO <text:s/>= valu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 xml:id="id57" draw:id="id57">
        <office:forms form:automatic-focus="false" form:apply-design-mode="false"/>
        <draw:frame presentation:style-name="pr10" draw:text-style-name="P6" draw:layer="layout" svg:width="18.202cm" svg:height="0.888cm" svg:x="0.212cm" svg:y="0.169cm" presentation:class="title">
          <draw:text-box>
            <text:p><text:span text:style-name="T5">Assigning Values to Variable</text:span></text:p>
          </draw:text-box>
        </draw:frame>
        <draw:frame presentation:style-name="pr8" draw:layer="layout" svg:width="18.287cm" svg:height="6.628cm" svg:x="1.016cm" svg:y="2.674cm" presentation:class="outline">
          <draw:text-box>
            <text:list text:style-name="L2">
              <text:list-item>
                <text:p xml:id="id58" text:id="id58"><text:span text:style-name="T12">Lazy set ( = )</text:span> <text:s text:c="2"/><text:tab/> <text:s text:c="3"/>-<text:tab/>values within it are recursively expanded when the variable is used, not when it's declared.</text:p>
              </text:list-item>
              <text:list-item>
                <text:p xml:id="id59" text:id="id59"><text:span text:style-name="T12">Immediate set (:= )</text:span> -<text:tab/>Values within it are expanded at <text:tab/>declaration time.</text:p>
              </text:list-item>
              <text:list-item>
                <text:p xml:id="id60" text:id="id60"><text:span text:style-name="T12">Append ( += ) </text:span><text:s text:c="2"/><text:tab/> <text:s text:c="2"/>-<text:tab/>Appending the supplied value to the existing value</text:p>
              </text:list-item>
              <text:list-item>
                <text:p xml:id="id61" text:id="id61"><text:span text:style-name="T12">Set if ( ?= )</text:span> <text:s text:c="5"/><text:tab/> <text:s text:c="2"/>-<text:tab/>Setting of a variable only if it doesn't have a value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 xml:id="id62" draw:id="id62">
        <office:forms form:automatic-focus="false" form:apply-design-mode="false"/>
        <draw:frame presentation:style-name="pr10" draw:text-style-name="P6" draw:layer="layout" svg:width="18.202cm" svg:height="0.888cm" svg:x="0.212cm" svg:y="0.169cm" presentation:class="title">
          <draw:text-box>
            <text:p><text:span text:style-name="T5">Special Symbols</text:span></text:p>
          </draw:text-box>
        </draw:frame>
        <draw:frame presentation:style-name="pr8" draw:text-style-name="P5" draw:layer="layout" svg:width="18.287cm" svg:height="6.628cm" svg:x="1.016cm" svg:y="2.674cm" presentation:class="outline">
          <draw:text-box>
            <text:list text:style-name="L2">
              <text:list-item>
                <text:p><text:span text:style-name="T10">#</text:span><text:span text:style-name="T4"> <text:s text:c="3"/>- <text:s text:c="2"/>Used for commenting the statements</text:span></text:p>
              </text:list-item>
              <text:list-item>
                <text:p><text:span text:style-name="T10">@ </text:span><text:span text:style-name="T4"><text:s text:c="2"/>- <text:s text:c="2"/>Tells make to not to print the command which <text:s text:c="13"/>is executing</text:span></text:p>
              </text:list-item>
              <text:list-item>
                <text:p><text:span text:style-name="T10">- <text:s/></text:span><text:span text:style-name="T4"><text:s text:c="2"/>- <text:s text:c="3"/>Tells make to ignore any errors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9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 xml:id="id63" draw:id="id63">
        <office:forms form:automatic-focus="false" form:apply-design-mode="false"/>
        <draw:frame presentation:style-name="pr10" draw:text-style-name="P6" draw:layer="layout" svg:width="18.202cm" svg:height="0.888cm" svg:x="0.212cm" svg:y="0.169cm" presentation:class="title">
          <draw:text-box>
            <text:p><text:span text:style-name="T5">Automatic Variables</text:span></text:p>
          </draw:text-box>
        </draw:frame>
        <draw:frame presentation:style-name="pr8" draw:layer="layout" svg:width="18.287cm" svg:height="6.628cm" svg:x="1.016cm" svg:y="2.674cm" presentation:class="outline">
          <draw:text-box>
            <text:list text:style-name="L2">
              <text:list-item>
                <text:p xml:id="id64" text:id="id64"><text:span text:style-name="T12">$@</text:span> <text:tab/>- <text:s/>Name of Current target</text:p>
              </text:list-item>
              <text:list-item>
                <text:p xml:id="id65" text:id="id65"><text:span text:style-name="T12">$&lt;</text:span> <text:tab/>- Name of First dependency or Prerequisite</text:p>
              </text:list-item>
              <text:list-item>
                <text:p xml:id="id66" text:id="id66"><text:span text:style-name="T12">$? </text:span><text:tab/>- Names of Dependencies that are newer than current <text:tab/> <text:s/>target</text:p>
              </text:list-item>
              <text:list-item>
                <text:p xml:id="id67" text:id="id67"><text:span text:style-name="T12">$^</text:span> <text:s/>- <text:s/>Names of all the dependencies and ignores duplicate</text:p>
              </text:list-item>
              <text:list-item>
                <text:p xml:id="id68" text:id="id68"><text:span text:style-name="T12">$+ - </text:span><text:span text:style-name="T13">Same as $^ except it includes the duplicates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 xml:id="id69" draw:id="id69">
        <office:forms form:automatic-focus="false" form:apply-design-mode="false"/>
        <draw:frame presentation:style-name="pr10" draw:text-style-name="P12" draw:layer="layout" svg:width="18.202cm" svg:height="0.888cm" svg:x="0.212cm" svg:y="0.169cm" presentation:class="title" presentation:user-transformed="true">
          <draw:text-box>
            <text:p><text:span text:style-name="T14">Pattern Matching</text:span></text:p>
          </draw:text-box>
        </draw:frame>
        <draw:frame presentation:style-name="pr8" draw:text-style-name="P15" draw:layer="layout" svg:width="18.287cm" svg:height="6.628cm" svg:x="1.016cm" svg:y="2.67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xml:id="id70" text:id="id70" text:style-name="P13"><text:span text:style-name="T10">%.o : </text:span><text:span text:style-name="T10"><text:tab/></text:span><text:span text:style-name="T10"><text:tab/></text:span><text:span text:style-name="T10">%.c</text:span></text:p>
                                <text:p xml:id="id71" text:id="id71" text:style-name="P13"><text:span text:style-name="T10">&lt;tab&gt;</text:span><text:span text:style-name="T10"><text:tab/></text:span><text:span text:style-name="T10"><text:tab/></text:span><text:span text:style-name="T10">Recipe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72" text:id="id72" text:style-name="P14"><text:span text:style-name="T4">In this target “example.o” searches for “example.c” in the current directory </text:span></text:p>
              </text:list-item>
              <text:list-item>
                <text:p xml:id="id73" text:id="id73" text:style-name="P14"><text:span text:style-name="T4">Here name of the file without extension is called stem</text:span>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" xml:id="id74" draw:id="id74">
        <office:forms form:automatic-focus="false" form:apply-design-mode="false"/>
        <draw:frame presentation:style-name="pr10" draw:text-style-name="P6" draw:layer="layout" svg:width="18.202cm" svg:height="0.888cm" svg:x="0.212cm" svg:y="0.169cm" presentation:class="title" presentation:user-transformed="true">
          <draw:text-box>
            <text:p><text:span text:style-name="T5">Wild Cards</text:span></text:p>
          </draw:text-box>
        </draw:frame>
        <draw:frame presentation:style-name="pr8" draw:layer="layout" svg:width="18.287cm" svg:height="6.628cm" svg:x="1.016cm" svg:y="2.674cm" presentation:class="outline" presentation:user-transformed="true">
          <draw:text-box>
            <text:list text:style-name="L2">
              <text:list-item>
                <text:p xml:id="id75" text:id="id75">We have <text:span text:style-name="T15">*</text:span><text:span text:style-name="T12"> </text:span>and <text:span text:style-name="T15">~</text:span> as wildcards.</text:p>
              </text:list-item>
              <text:list-item>
                <text:p xml:id="id76" text:id="id76"><text:span text:style-name="T12">*.c</text:span> expands into all the <text:span text:style-name="T12">.c</text:span> files in the current location.</text:p>
              </text:list-item>
              <text:list-item>
                <text:p xml:id="id77" text:id="id77"><text:span text:style-name="T12">~</text:span> <text:s/>gives home directory Eg: <text:span text:style-name="T12">~Training</text:span> expands to <text:span text:style-name="T12">/home/training.</text:span></text:p>
              </text:list-item>
              <text:list-item>
                <text:p xml:id="id78" text:id="id78">Wildcards are used with following function</text:p>
                <text:p xml:id="id79" text:id="id79"><text:span text:style-name="T12">$(wildcard pattern)</text:span>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" xml:id="id80" draw:id="id80">
        <office:forms form:automatic-focus="false" form:apply-design-mode="false"/>
        <draw:frame presentation:style-name="pr10" draw:text-style-name="P6" draw:layer="layout" svg:width="18.202cm" svg:height="0.888cm" svg:x="0.212cm" svg:y="0.169cm" presentation:class="title">
          <draw:text-box>
            <text:p><text:span text:style-name="T5">Functions for string substitution</text:span></text:p>
          </draw:text-box>
        </draw:frame>
        <draw:frame presentation:style-name="pr8" draw:layer="layout" svg:width="18.287cm" svg:height="6.628cm" svg:x="1.016cm" svg:y="2.674cm" presentation:class="outline">
          <draw:text-box>
            <text:list text:style-name="L2">
              <text:list-item>
                <text:p xml:id="id81" text:id="id81"><text:span text:style-name="T12">$(subst from, to, text) </text:span><text:s text:c="2"/>substitutes to in the place of from in </text:p>
                <text:p xml:id="id82" text:id="id82">the text</text:p>
              </text:list-item>
              <text:list-item>
                <text:p xml:id="id83" text:id="id83"><text:span text:style-name="T12">$(patsusbt %.c, %.o, text)</text:span> <text:s/>substitutes <text:s/><text:span text:style-name="T12">.o </text:span>files instead of </text:p>
                <text:p xml:id="id84" text:id="id84"><text:s/><text:span text:style-name="T12">.c </text:span>files present</text:p>
              </text:list-item>
              <text:list-item>
                <text:p xml:id="id85" text:id="id85">The above function equivalent to </text:p>
                <text:p xml:id="id86" text:id="id86"><text:span text:style-name="T12">$(text:pattern=replacement)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4T3" xml:id="id87" draw:id="id87">
        <office:forms form:automatic-focus="false" form:apply-design-mode="false"/>
        <draw:frame presentation:style-name="pr7" draw:text-style-name="P6" draw:layer="layout" svg:width="8.188cm" svg:height="1.661cm" svg:x="0.212cm" svg:y="0.283cm" presentation:class="title" presentation:user-transformed="true">
          <draw:text-box>
            <text:p><text:span text:style-name="T5">Searching Directories </text:span><text:span text:style-name="T5"><text:tab/></text:span><text:span text:style-name="T5"><text:tab/></text:span><text:span text:style-name="T5"><text:tab/></text:span></text:p>
          </draw:text-box>
        </draw:frame>
        <draw:frame presentation:style-name="pr8" draw:text-style-name="P5" draw:layer="layout" svg:width="9.711cm" svg:height="8cm" svg:x="0.176cm" svg:y="2cm" presentation:class="outline" presentation:user-transformed="true">
          <draw:text-box>
            <text:list text:style-name="L2">
              <text:list-item>
                <text:p text:style-name="P5"><text:span text:style-name="T10">VPATH <text:s/></text:span><text:span text:style-name="T11">- searches directories recursively for the files.</text:span></text:p>
                <text:list>
                  <text:list-item>
                    <text:p text:style-name="P5"><text:span text:style-name="T16">VPATH</text:span><text:span text:style-name="T11"> = source object</text:span></text:p>
                  </text:list-item>
                </text:list>
              </text:list-item>
              <text:list-item>
                <text:p text:style-name="P5"><text:span text:style-name="T10">vpath</text:span><text:span text:style-name="T11"> <text:s text:c="2"/>- searches specific directory for specific file.</text:span></text:p>
                <text:list>
                  <text:list-item>
                    <text:p text:style-name="P5"><text:span text:style-name="T11">vpath %.c ./source</text:span></text:p>
                  </text:list-item>
                  <text:list-item>
                    <text:p text:style-name="P5"><text:span text:style-name="T11">vpath %.o ./object</text:span>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10.113cm" svg:height="8.2cm" svg:x="9.887cm" svg:y="2cm" presentation:class="outline" presentation:user-transformed="true">
          <draw:text-box>
            <text:list text:style-name="L2">
              <text:list-item>
                <text:p xml:id="id89" text:id="id89"><text:span text:style-name="T10">Phony target</text:span><text:span text:style-name="T4"> is one that is not really the name of a file</text:span></text:p>
              </text:list-item>
              <text:list-item>
                <text:p xml:id="id90" text:id="id90"><text:span text:style-name="T4">Reasons for using .PHONY targets</text:span></text:p>
                <text:list>
                  <text:list-item>
                    <text:p xml:id="id91" text:id="id91"><text:span text:style-name="T4">To avoid a conflict with a file of the same name</text:span></text:p>
                  </text:list-item>
                  <text:list-item>
                    <text:p xml:id="id92" text:id="id92"><text:span text:style-name="T4">To improve performance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presentation:style-name="pr7" draw:text-style-name="P6" draw:layer="layout" svg:width="8.288cm" svg:height="1.661cm" svg:x="11.012cm" svg:y="0.283cm" presentation:class="title" presentation:user-transformed="true">
          <draw:text-box>
            <text:p xml:id="id88" text:id="id88"><text:span text:style-name="T5">.PHONY Targets </text:span><text:span text:style-name="T5"><text:tab/></text:span><text:span text:style-name="T5"><text:tab/></text:span><text:span text:style-name="T5"><text:tab/></text:span></text:p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" xml:id="id93" draw:id="id93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<text:span text:style-name="T5">Recursive Make</text:span> </text:p>
          </draw:text-box>
        </draw:frame>
        <draw:frame presentation:style-name="pr8" draw:text-style-name="P5" draw:layer="layout" svg:width="18.6cm" svg:height="8.926cm" svg:x="0.8cm" svg:y="1.874cm" presentation:class="outline" presentation:user-transformed="true">
          <draw:text-box>
            <text:list text:style-name="L2">
              <text:list-item>
                <text:p xml:id="id94" text:id="id94" text:style-name="P5"><text:span text:style-name="T4">Using of make command in a Makefile is a Recursive Make</text:span></text:p>
              </text:list-item>
              <text:list-item>
                <text:p xml:id="id95" text:id="id95" text:style-name="P5"><text:span text:style-name="T4">This technique is useful when you want separate makefiles for various subsystems that compose a larger system.</text:span></text:p>
              </text:list-item>
              <text:list-item>
                <text:p xml:id="id96" text:id="id96" text:style-name="P5"><text:span text:style-name="T4">For example, suppose you have a sub-directory </text:span><text:span text:style-name="T17">dir</text:span><text:span text:style-name="T4"> which has its own makefile, and you would like the containing directory’s makefile to run make on the sub-directory.</text:span></text:p>
              </text:list-item>
              <text:list-item>
                <text:p xml:id="id97" text:id="id97" text:style-name="P5"><text:span text:style-name="T4">Commands </text:span></text:p>
                <text:list>
                  <text:list-item>
                    <text:p xml:id="id98" text:id="id98" text:style-name="P5"><text:span text:style-name="T4"><text:s/></text:span><text:span text:style-name="T4">make -C dir </text:span></text:p>
                  </text:list-item>
                  <text:list-item>
                    <text:p xml:id="id99" text:id="id99" text:style-name="P5"><text:span text:style-name="T4">$(MAKE) -C di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5T32" xml:id="id100" draw:id="id100">
        <office:forms form:automatic-focus="false" form:apply-design-mode="false"/>
        <draw:frame presentation:style-name="pr11" draw:layer="layout" svg:width="18.202cm" svg:height="4.12cm" svg:x="0.812cm" svg:y="3.169cm" presentation:class="subtitle" presentation:user-transformed="true">
          <draw:text-box>
            <text:p>Quick Recap...</text:p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5T32" xml:id="id101" draw:id="id101">
        <office:forms form:automatic-focus="false" form:apply-design-mode="false"/>
        <draw:frame presentation:style-name="pr11" draw:layer="layout" svg:width="18.202cm" svg:height="4.12cm" svg:x="1.012cm" svg:y="2.869cm" presentation:class="subtitle" presentation:user-transformed="true">
          <draw:text-box>
            <text:p>Queries?</text:p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ddress" xml:id="id102" draw:id="id102">
        <office:forms form:automatic-focus="false" form:apply-design-mode="false"/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8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osing" xml:id="id103" draw:id="id103">
        <office:forms form:automatic-focus="false" form:apply-design-mode="false"/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3B9319C41738CEC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6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3.335cm" svg:y="3.175cm">
        <draw:image xlink:href="Pictures/100002010000023C0000009AABFFB2082F8BF6D1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C65A3A6B49297971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C65A3A6B49297971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B601E6D2CC1BF08A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3EAA69956B7F5116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2DF7A5DB26249D03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B0E090EE511B41A0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7063203237C3DBE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6B382D63A8672EA2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719cm" svg:y="0.339cm">
        <draw:image xlink:href="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eepRastogi</meta:initial-creator>
    <meta:editing-cycles>300</meta:editing-cycles>
    <meta:creation-date>2015-08-31T08:30:30</meta:creation-date>
    <dc:date>2017-01-09T23:50:27.209495477</dc:date>
    <meta:editing-duration>PT11H39M7S</meta:editing-duration>
    <meta:generator>LibreOffice/4.2.8.2$Linux_x86 LibreOffice_project/420m0$Build-2</meta:generator>
    <meta:document-statistic meta:object-count="19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GES-TMPL-Presentation-v3.6" xlink:href=""/>
  </office:meta>
</office:document-meta>
</file>